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f7a9" officeooo:paragraph-rsid="0017f7a9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f7a9" style:font-size-asian="18pt" style:font-style-asian="normal" style:font-weight-asian="normal" style:font-size-complex="18pt"/>
    </style:style>
    <style:style style:name="T5" style:family="text">
      <style:text-properties officeooo:rsid="0017f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30th</text:span><text:span text:style-name="T3"> of </text:span><text:span text:style-name="T4">September</text:span><text:span text:style-name="T3"> 2020 under the </text:span><text:span text:style-name="T4">25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hold a public event where the server meets and under the PA gathers and shows multiple rare items in the game.</text:p>
      <text:p text:style-name="P1"/>
      <text:p text:style-name="P1">And proceeds.</text:p>
      <text:p text:style-name="P1"/>
      <text:p text:style-name="P1">Signed by,</text:p>
      <text:p text:style-name="P3">RedPanda_4</text:p>
      <text:p text:style-name="P1"/>
      <text:p text:style-name="P1"/>
      <text:p text:style-name="P1"/>
      <text:p text:style-name="Standard"><text:span text:style-name="T1">[</text:span><text:span text:style-name="T2">Motion 25-5: To host a public event: "Public Collection", A collection of rare items that we would work together as PA to gather like Music Disks, Banner Patterns, and Mobs Head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30T12:09:17.667535629</dc:date>
    <meta:editing-duration>PT1M13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82" meta:character-count="484" meta:non-whitespace-character-count="409"/>
  </office:meta>
</office:document-meta>
</file>